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" manifest:full-path="Configurations2/toolbar/drawbar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Courier New2" svg:font-family="'Courier New'" style:font-adornments="Bold" style:font-family-generic="modern" style:font-pitch="fixed"/>
    <style:font-face style:name="Courier New1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24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position="sub 58%"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position="0% 100%" style:font-name="Arial" fo:font-size="10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style:font-name="Arial" fo:font-size="9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style:text-position="0% 100%" style:font-name="Arial" fo:font-size="9pt" fo:font-weight="normal" style:font-size-asian="12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0% 100%" style:font-name="Arial" fo:font-size="9pt" fo:font-weight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i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Recipe Factory</text:p>
      <text:p text:style-name="P1"/>
      <text:p text:style-name="P1"/>
      <text:p text:style-name="P1">the desig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Brainstorm required things:</text:p>
      <text:p text:style-name="P2"/>
      <text:p text:style-name="P2">Front end base menu layout pieces with back end will-do functionality</text:p>
      <text:p text:style-name="P4"/>
      <text:p text:style-name="P6">[Admin]</text:p>
      <text:list xml:id="list2672653762605792378" text:style-name="L3">
        <text:list-item>
          <text:p text:style-name="P7">[Manage Accounts]</text:p>
          <text:list>
            <text:list-item>
              <text:p text:style-name="P7">[User]</text:p>
              <text:list>
                <text:list-item>
                  <text:p text:style-name="P7">[New] </text:p>
                  <text:list>
                    <text:list-item>
                      <text:p text:style-name="P7"><text:span text:style-name="T3">ACTION:</text:span> <text:span text:style-name="T1">Open new widget to enter new username, [enter]</text:span></text:p>
                    </text:list-item>
                    <text:list-item>
                      <text:p text:style-name="P7">If completely new, creates it and describes the result of the action add the app footer.</text:p>
                    </text:list-item>
                    <text:list-item>
                      <text:p text:style-name="P7">If exists deleted or revoked, displays some user details and asks if it is requested to reactivate. </text:p>
                      <text:list>
                        <text:list-item>
                          <text:p text:style-name="P7">If yes, applies action, describes it on the footer and exits. </text:p>
                        </text:list-item>
                        <text:list-item>
                          <text:p text:style-name="P7">If no, returns to the initial screen for another username.</text:p>
                        </text:list-item>
                      </text:list>
                    </text:list-item>
                    <text:list-item>
                      <text:p text:style-name="P7">If exists active, alerts with some user details, that username is already in use, please select another one. </text:p>
                    </text:list-item>
                  </text:list>
                </text:list-item>
                <text:list-item>
                  <text:p text:style-name="P7">[Edit]</text:p>
                </text:list-item>
                <text:list-item>
                  <text:p text:style-name="P7">[Delete]</text:p>
                </text:list-item>
                <text:list-item>
                  <text:p text:style-name="P7">[Revoke]</text:p>
                </text:list-item>
              </text:list>
            </text:list-item>
            <text:list-item>
              <text:p text:style-name="P7">[Client]</text:p>
              <text:list>
                <text:list-item>
                  <text:p text:style-name="P7">[New]</text:p>
                </text:list-item>
                <text:list-item>
                  <text:p text:style-name="P7">[Edit]</text:p>
                </text:list-item>
                <text:list-item>
                  <text:p text:style-name="P7">[Delete]</text:p>
                </text:list-item>
                <text:list-item>
                  <text:p text:style-name="P7">[Revoke]</text:p>
                </text:list-item>
              </text:list>
            </text:list-item>
            <text:list-item>
              <text:p text:style-name="P7">[Vendor]</text:p>
              <text:list>
                <text:list-item>
                  <text:p text:style-name="P7">[New]</text:p>
                </text:list-item>
                <text:list-item>
                  <text:p text:style-name="P7">[Edit]</text:p>
                </text:list-item>
                <text:list-item>
                  <text:p text:style-name="P7">[Delete]</text:p>
                </text:list-item>
                <text:list-item>
                  <text:p text:style-name="P7">[Revoke]</text:p>
                </text:list-item>
              </text:list>
            </text:list-item>
          </text:list>
        </text:list-item>
      </text:list>
      <text:p text:style-name="P6"/>
      <text:list xml:id="list43739673" text:continue-numbering="true" text:style-name="L3">
        <text:list-item>
          <text:list>
            <text:list-item>
              <text:p text:style-name="P7">[Account Details] – Edit attributes from a selected account: Name, address, phone, email etc..</text:p>
            </text:list-item>
            <text:list-item>
              <text:p text:style-name="P7">[Create New User] – Request username, check if exists and deal with edge cases.</text:p>
            </text:list-item>
            <text:list-item>
              <text:p text:style-name="P7">Reset passwords</text:p>
            </text:list-item>
            <text:list-item>
              <text:p text:style-name="P7">revoke / alter / grant level of priviledges</text:p>
            </text:list-item>
            <text:list-item>
              <text:p text:style-name="P7">Delete users</text:p>
            </text:list-item>
          </text:list>
        </text:list-item>
      </text:list>
      <text:p text:style-name="P6"/>
      <text:list xml:id="list43752462" text:continue-numbering="true" text:style-name="L3">
        <text:list-item>
          <text:p text:style-name="P7">Manage Vendors</text:p>
          <text:list>
            <text:list-item>
              <text:p text:style-name="P7">Accounts</text:p>
            </text:list-item>
            <text:list-item>
              <text:p text:style-name="P7">Details</text:p>
            </text:list-item>
            <text:list-item>
              <text:p text:style-name="P7">Create new vendors</text:p>
            </text:list-item>
          </text:list>
        </text:list-item>
      </text:list>
      <text:p text:style-name="P5"/>
      <text:list xml:id="list43755715" text:continue-numbering="true" text:style-name="L3">
        <text:list-item>
          <text:p text:style-name="P7">Manage Clients</text:p>
          <text:list>
            <text:list-item>
              <text:p text:style-name="P7">Accounts</text:p>
            </text:list-item>
            <text:list-item>
              <text:p text:style-name="P7">Details</text:p>
            </text:list-item>
            <text:list-item>
              <text:p text:style-name="P7">Create new clients</text:p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Courier New2" svg:font-family="'Courier New'" style:font-adornments="Bold" style:font-family-generic="modern" style:font-pitch="fixed"/>
    <style:font-face style:name="Courier New1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7H22M33S</meta:editing-duration>
    <meta:editing-cycles>513</meta:editing-cycles>
    <meta:generator>OpenOffice/4.1.1$Win32 OpenOffice.org_project/411m6$Build-9775</meta:generator>
    <dc:date>2015-08-18T23:57:55</dc:date>
    <meta:document-statistic meta:table-count="0" meta:image-count="0" meta:object-count="0" meta:page-count="2" meta:paragraph-count="40" meta:word-count="206" meta:character-count="1091"/>
    <meta:user-defined meta:name="Info 1"/>
    <meta:user-defined meta:name="Info 2"/>
    <meta:user-defined meta:name="Info 3"/>
    <meta:user-defined meta:name="Info 4"/>
  </office:meta>
</office:document-meta>
</file>